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fo:font-size="22pt" fo:font-weight="bold" officeooo:rsid="00827803" officeooo:paragraph-rsid="00a60e06" style:font-size-asian="22pt" style:font-weight-asian="bold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14pt" fo:font-style="italic" fo:font-weight="bold" officeooo:rsid="00522349" officeooo:paragraph-rsid="00a60e06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 style:list-style-name="L1">
      <style:paragraph-properties fo:text-align="start" style:justify-single-word="false"/>
      <style:text-properties fo:color="#ffffff" loext:opacity="100%" fo:font-size="12pt" fo:font-weight="normal" officeooo:rsid="00895043" officeooo:paragraph-rsid="00a60e06" style:font-size-asian="12pt" style:font-weight-asian="normal" style:font-size-complex="12pt" style:font-weight-complex="bold"/>
    </style:style>
    <style:style style:name="P4" style:family="paragraph" style:parent-style-name="Text_20_body" style:list-style-name="L3">
      <style:paragraph-properties fo:text-align="start" style:justify-single-word="false"/>
      <style:text-properties fo:color="#ffffff" loext:opacity="100%" fo:font-size="12pt" fo:font-weight="normal" officeooo:rsid="00895043" officeooo:paragraph-rsid="00a8b4a1" style:font-size-asian="12pt" style:font-weight-asian="normal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ffffff" loext:opacity="100%" fo:font-size="12pt" fo:font-weight="normal" officeooo:rsid="00895043" officeooo:paragraph-rsid="00a60e06" style:font-size-asian="12pt" style:font-weight-asian="normal" style:font-size-complex="12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a60e06"/>
    </style:style>
    <style:style style:name="P7" style:family="paragraph" style:parent-style-name="Text_20_body" style:list-style-name="L3">
      <style:paragraph-properties fo:text-align="start" style:justify-single-word="false"/>
      <style:text-properties officeooo:paragraph-rsid="00a60e06"/>
    </style:style>
    <style:style style:name="P8" style:family="paragraph" style:parent-style-name="Text_20_body">
      <style:paragraph-properties fo:text-align="start" style:justify-single-word="false"/>
      <style:text-properties officeooo:paragraph-rsid="00a60e06"/>
    </style:style>
    <style:style style:name="P9" style:family="paragraph" style:parent-style-name="Text_20_body">
      <style:paragraph-properties fo:text-align="start" style:justify-single-word="false"/>
      <style:text-properties officeooo:paragraph-rsid="00aaaa25"/>
    </style:style>
    <style:style style:name="P10" style:family="paragraph" style:parent-style-name="Text_20_body" style:list-style-name="L5">
      <style:paragraph-properties fo:text-align="start" style:justify-single-word="false"/>
      <style:text-properties officeooo:paragraph-rsid="00aaaa25"/>
    </style:style>
    <style:style style:name="P11" style:family="paragraph" style:parent-style-name="Text_20_body" style:list-style-name="L6">
      <style:paragraph-properties fo:text-align="start" style:justify-single-word="false"/>
      <style:text-properties officeooo:paragraph-rsid="00aaaa25"/>
    </style:style>
    <style:style style:name="P12" style:family="paragraph">
      <style:paragraph-properties fo:text-align="center"/>
    </style:style>
    <style:style style:name="T1" style:family="text">
      <style:text-properties fo:color="#ffffff" loext:opacity="100%" fo:font-size="12pt" fo:font-weight="normal" officeooo:rsid="00895043" style:font-size-asian="12pt" style:font-weight-asian="normal" style:font-size-complex="12pt" style:font-weight-complex="bold"/>
    </style:style>
    <style:style style:name="T2" style:family="text">
      <style:text-properties fo:color="#ffffff" loext:opacity="100%" fo:font-size="12pt" fo:font-weight="normal" officeooo:rsid="009f0905" style:font-size-asian="12pt" style:font-weight-asian="normal" style:font-size-complex="12pt" style:font-weight-complex="bold"/>
    </style:style>
    <style:style style:name="T3" style:family="text">
      <style:text-properties fo:color="#ffffff" loext:opacity="100%" fo:font-size="12pt" fo:font-weight="normal" officeooo:rsid="009fa0cb" style:font-size-asian="12pt" style:font-weight-asian="normal" style:font-size-complex="12pt" style:font-weight-complex="bold"/>
    </style:style>
    <style:style style:name="T4" style:family="text">
      <style:text-properties fo:color="#ffffff" loext:opacity="100%" fo:font-size="12pt" fo:font-weight="normal" officeooo:rsid="00a02986" style:font-size-asian="12pt" style:font-weight-asian="normal" style:font-size-complex="12pt" style:font-weight-complex="bold"/>
    </style:style>
    <style:style style:name="T5" style:family="text">
      <style:text-properties fo:color="#ffffff" loext:opacity="100%" fo:font-size="12pt" fo:font-weight="normal" officeooo:rsid="00a1dd58" style:font-size-asian="12pt" style:font-weight-asian="normal" style:font-size-complex="12pt" style:font-weight-complex="bold"/>
    </style:style>
    <style:style style:name="T6" style:family="text">
      <style:text-properties fo:color="#ffffff" loext:opacity="100%" fo:font-size="12pt" fo:font-weight="normal" officeooo:rsid="00a6d704" style:font-size-asian="12pt" style:font-weight-asian="normal" style:font-size-complex="12pt" style:font-weight-complex="bold"/>
    </style:style>
    <style:style style:name="T7" style:family="text">
      <style:text-properties fo:color="#ffffff" loext:opacity="100%" fo:font-size="12pt" fo:font-weight="normal" officeooo:rsid="00aaaa25" style:font-size-asian="12pt" style:font-weight-asian="normal" style:font-size-complex="12pt" style:font-weight-complex="bold"/>
    </style:style>
    <style:style style:name="T8" style:family="text">
      <style:text-properties officeooo:rsid="00a10f34"/>
    </style:style>
    <style:style style:name="T9" style:family="text">
      <style:text-properties officeooo:rsid="00a3eb1e"/>
    </style:style>
    <style:style style:name="T10" style:family="text">
      <style:text-properties fo:font-variant="normal" fo:text-transform="none" fo:color="#ffffff" loext:opacity="100%" style:font-name="S hne" fo:font-size="12pt" fo:letter-spacing="normal" fo:font-style="normal" fo:font-weight="normal" officeooo:rsid="00895043" style:font-size-asian="12pt" style:font-weight-asian="normal" style:font-size-complex="12pt" style:font-weight-complex="bold"/>
    </style:style>
    <style:style style:name="T11" style:family="text">
      <style:text-properties officeooo:rsid="00a8b4a1"/>
    </style:style>
    <style:style style:name="T12" style:family="text">
      <style:text-properties officeooo:rsid="00aa6d2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Fut</text:span><text:span text:style-name="T9">bol</text:span><text:span text:style-name="T8">finder - </text:span>Competitor Questionnaire</text:p>
      <text:p text:style-name="P2"/>
      <text:p text:style-name="P8"><text:span text:style-name="T3">1. </text:span><text:span text:style-name="T1">Who are your direct competitors in the soccer equipment and accessories market?</text:span></text:p>
      <text:list xml:id="list2618941377" text:style-name="L1">
        <text:list-item>
          <text:p text:style-name="P3">What areas do you think contribute to the success of their website in terms of customer experience and design?</text:p>
        </text:list-item>
        <text:list-item>
          <text:p text:style-name="P6"><text:span text:style-name="T1">What areas do you think hinder the success of their website in terms of customer experience and design?</text:span></text:p>
          <text:p text:style-name="P6"><text:span text:style-name="T1"/></text:p>
        </text:list-item>
      </text:list>
      <text:p text:style-name="P8"><draw:line text:anchor-type="paragraph" draw:z-index="0" draw:name="Horizontal line 1" draw:style-name="gr1" draw:text-style-name="P12" svg:x1="-0.016cm" svg:y1="-0.319cm" svg:x2="16.78cm" svg:y2="-0.319cm"><text:p/></draw:line><text:span text:style-name="T5">2. </text:span><text:span text:style-name="T3">Who are the industry leaders in the soccer equipment and accessories market?</text:span></text:p>
      <text:list xml:id="list424841919" text:style-name="L3">
        <text:list-item>
          <text:p text:style-name="P4">What aspects of their website’<text:span text:style-name="T11">s</text:span> design and customer experience do you <text:span text:style-name="T12">admire</text:span>?</text:p>
        </text:list-item>
        <text:list-item>
          <text:p text:style-name="P7"><text:span text:style-name="T1">What </text:span><text:span text:style-name="T7">do you feel </text:span><text:span text:style-name="T1">sets them apart from other competitors?</text:span></text:p>
        </text:list-item>
      </text:list>
      <text:p text:style-name="P8"/>
      <text:p text:style-name="P9"><draw:line text:anchor-type="paragraph" draw:z-index="1" draw:name="Horizontal line 2" draw:style-name="gr1" draw:text-style-name="P12" svg:x1="-0.016cm" svg:y1="-0.319cm" svg:x2="16.78cm" svg:y2="-0.319cm"><text:p/></draw:line><text:span text:style-name="T3">3. Are there any particular features or functionalities that your competitors offer and that you would like to have included in you</text:span><text:span text:style-name="T7">r</text:span><text:span text:style-name="T3"> website?</text:span></text:p>
      <text:list xml:id="list4199683943" text:style-name="L5">
        <text:list-item>
          <text:p text:style-name="P10"><text:span text:style-name="T3">What is their significance to the customer experience, and what value do they bring to your target audience?</text:span></text:p>
          <text:p text:style-name="P10"><text:span text:style-name="T3"/></text:p>
        </text:list-item>
      </text:list>
      <text:p text:style-name="P9"><draw:line text:anchor-type="paragraph" draw:z-index="2" draw:name="Horizontal line 3" draw:style-name="gr1" draw:text-style-name="P12" svg:x1="-0.016cm" svg:y1="-0.319cm" svg:x2="16.78cm" svg:y2="-0.319cm"><text:p/></draw:line><text:span text:style-name="T3">4. Are there any unique features or functionalities that you would like to have on your website that your competitors do not offer?</text:span></text:p>
      <text:list xml:id="list447223124" text:style-name="L6">
        <text:list-item>
          <text:p text:style-name="P11"><text:span text:style-name="T3">How will they set you apart from your competitors, and what value do they bring to your target audience?</text:span></text:p>
          <text:p text:style-name="P11"><text:span text:style-name="T3"/></text:p>
        </text:list-item>
      </text:list>
      <text:p text:style-name="P5"><draw:line text:anchor-type="paragraph" draw:z-index="3" draw:name="Horizontal line 4" draw:style-name="gr1" draw:text-style-name="P12" svg:x1="-0.016cm" svg:y1="-0.319cm" svg:x2="16.78cm" svg:y2="-0.319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2:44:53.784710148</meta:creation-date>
    <dc:date>2023-07-10T17:22:25.897030333</dc:date>
    <meta:editing-duration>P1DT8H18M29S</meta:editing-duration>
    <meta:editing-cycles>59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81" meta:character-count="1039" meta:non-whitespace-character-count="878"/>
  </office:meta>
</office:document-meta>
</file>